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officeooo:rsid="00106688" officeooo:paragraph-rsid="00106688"/>
    </style:style>
    <style:style style:name="P2" style:family="paragraph" style:parent-style-name="Preformatted_20_Text">
      <style:text-properties officeooo:rsid="00106688" officeooo:paragraph-rsid="00110d53"/>
    </style:style>
    <style:style style:name="P3" style:family="paragraph" style:parent-style-name="Preformatted_20_Text">
      <style:text-properties officeooo:rsid="00106688" officeooo:paragraph-rsid="00106688"/>
    </style:style>
    <style:style style:name="P4" style:family="paragraph" style:parent-style-name="Preformatted_20_Text">
      <style:text-properties officeooo:rsid="00110d53" officeooo:paragraph-rsid="00110d53"/>
    </style:style>
    <style:style style:name="P5" style:family="paragraph" style:parent-style-name="Preformatted_20_Text">
      <style:text-properties officeooo:rsid="0013a4d3" officeooo:paragraph-rsid="0013a4d3"/>
    </style:style>
    <style:style style:name="T1" style:family="text">
      <style:text-properties officeooo:rsid="00110d53"/>
    </style:style>
    <style:style style:name="T2" style:family="text">
      <style:text-properties officeooo:rsid="00123516"/>
    </style:style>
    <style:style style:name="T3" style:family="text">
      <style:text-properties officeooo:rsid="00106688"/>
    </style:style>
    <style:style style:name="T4" style:family="text">
      <style:text-properties officeooo:rsid="0013ec88"/>
    </style:style>
    <style:style style:name="T5" style:family="text">
      <style:text-properties officeooo:rsid="0015134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uven, 2<text:span text:style-name="T1">9</text:span>/<text:span text:style-name="T1">09</text:span>/201<text:span text:style-name="T1">7</text:span></text:p>
      <text:p text:style-name="P1"/>
      <text:p text:style-name="P1"/>
      <text:p text:style-name="P1">Dear Editor, </text:p>
      <text:p text:style-name="P1"/>
      <text:p text:style-name="P1"/>
      <text:p text:style-name="P2">We are pleased to submit our manuscript “<text:span text:style-name="T1">Tension and chemical efficiency of Myosin-II motors</text:span>” for consideration in <text:span text:style-name="T4">Physical Review E</text:span>. This submission represents original research that is not under consideration for publication elsewhere.</text:p>
      <text:p text:style-name="P1"/>
      <text:p text:style-name="P4">Ratchet models <text:span text:style-name="T4">have been widely used to study</text:span> molecular motors for decades, <text:span text:style-name="T4">meanly</text:span> in the context of transport along polymer tracks. However, recent experiments show that the role of Moysin-II motors in the cytoskelaton of eukaryotic cells is to cross-link the polymer network and to create an active tension. </text:p>
      <text:p text:style-name="P1"/>
      <text:p text:style-name="P2">In this manuscript we present a <text:span text:style-name="T2">variation of the commonly used Brownian ratchet</text:span> model <text:span text:style-name="T2">and study its behavior in realistic setups representing a motor in a polymer network</text:span>. <text:span text:style-name="T2">The traditional ratchet model is supplemented with a rescaled ratchet potential which represents electro-static and conformational changes of the motor heads when an ATP molecule binds to it. Furthermore, it leads to a different interpretation of the internal energy of the motor and subsequently to an alternative definition of its efficiency. This efficiency is closely related to the tension generated by the motor and is shown to be relevant in all considered setups, regardless of whether the motor has mean velocity. Another important result is that, in our model with load-independent rates, mechanosensing behavior spontaneously occurs.</text:span></text:p>
      <text:p text:style-name="P1"/>
      <text:p text:style-name="P5">Understanding the rich behavior of the cytoskelaton and its <text:span text:style-name="T5">constituents</text:span> remains an important pursuit for many researchers in various field and it has benefited from an interdisciplinary approach. <text:span text:style-name="T3">For this reason we think that our modified ratchet model and the findings from its analysis will appeal to researchers in the many fields dealing with molecular motors and active polymer networks and we believe that Physical Review E is an excellent way of reaching this broad and multidisciplinary audience.</text:span></text:p>
      <text:p text:style-name="P1"/>
      <text:p text:style-name="P1"/>
      <text:p text:style-name="P1">Thank you for your consideration,</text:p>
      <text:p text:style-name="P1"/>
      <text:p text:style-name="P1"><text:span text:style-name="T1">Pieter Baerts and </text:span>Jiri Pesek</text:p>
      <text:p text:style-name="P1">On behalf of all coauth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FreeSans2" style:font-family-complex="FreeSans"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7-09-29T14:25:46.434927539</dc:date>
    <meta:document-statistic meta:table-count="0" meta:image-count="0" meta:object-count="0" meta:page-count="1" meta:paragraph-count="9" meta:word-count="303" meta:character-count="1986" meta:non-whitespace-character-count="1690"/>
  </office:meta>
</office:document-meta>
</file>